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taxTree.createFas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taxTree._computeFollowPos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ntaxTree.SyntaxTree( SyntaxNode root , int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taxTree.__addToFastMap( BitSet pos , boolean [ ] fastMap , boolean [ ] do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